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1" svg:font-family="Aria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style:text-autospace="none">
        <style:tab-stops>
          <style:tab-stop style:position="2.198in"/>
          <style:tab-stop style:position="5.2811in"/>
        </style:tab-stops>
      </style:paragraph-properties>
      <style:text-properties fo:color="#000000" fo:font-size="12pt" style:font-size-asian="12pt" style:font-size-complex="12pt"/>
    </style:style>
    <style:style style:name="P2" style:family="paragraph" style:parent-style-name="Standard">
      <style:paragraph-properties style:text-autospace="none"/>
      <style:text-properties fo:color="#000000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style:text-autospace="none">
        <style:tab-stops>
          <style:tab-stop style:position="5.2917in"/>
        </style:tab-stops>
      </style:paragraph-properties>
      <style:text-properties fo:color="#000000"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style:text-autospace="none">
        <style:tab-stops>
          <style:tab-stop style:position="2.198in"/>
          <style:tab-stop style:position="5.2811in"/>
        </style:tab-stops>
      </style:paragraph-properties>
      <style:text-properties fo:color="#000000"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text-properties fo:color="#000000" fo:font-weight="bold" style:font-weight-asian="bold" style:font-weight-complex="bold"/>
    </style:style>
    <style:style style:name="P6" style:family="paragraph" style:parent-style-name="Standard">
      <style:paragraph-properties style:text-autospace="none"/>
      <style:text-properties fo:color="#000000" style:font-name="Courier New"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>
        <style:tab-stops>
          <style:tab-stop style:position="2.1772in"/>
          <style:tab-stop style:position="5.2709in"/>
        </style:tab-stops>
      </style:paragraph-properties>
    </style:style>
    <style:style style:name="P9" style:family="paragraph" style:parent-style-name="Standard">
      <style:text-properties fo:color="#800000" fo:font-weight="bold" style:font-weight-asian="bold" style:font-weight-complex="bold"/>
    </style:style>
    <style:style style:name="P10" style:family="paragraph" style:parent-style-name="Standard">
      <style:paragraph-properties style:text-autospace="none"/>
      <style:text-properties fo:color="#800000" style:font-name="Courier New"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text-properties fo:color="#800000" style:font-name="Courier New" fo:font-weight="bold" style:font-weight-asian="bold" style:font-weight-complex="bold"/>
    </style:style>
    <style:style style:name="P12" style:family="paragraph" style:parent-style-name="Standard">
      <style:paragraph-properties style:text-autospace="none"/>
      <style:text-properties fo:color="#800000" style:font-name="Courier New" fo:font-weight="bold" style:font-weight-asian="bold" style:font-weight-complex="bold"/>
    </style:style>
    <style:style style:name="P13" style:family="paragraph" style:parent-style-name="Text_20_body">
      <style:text-properties style:font-name="Arial1" fo:font-size="10pt" fo:font-weight="normal" style:font-weight-asian="normal" style:font-weight-complex="normal"/>
    </style:style>
    <style:style style:name="P14" style:family="paragraph" style:parent-style-name="Text_20_body">
      <style:paragraph-properties style:text-autospace="none">
        <style:tab-stops>
          <style:tab-stop style:position="2.198in"/>
          <style:tab-stop style:position="5.2811in"/>
        </style:tab-stops>
      </style:paragraph-properties>
      <style:text-properties fo:color="#000000" style:font-name="Arial1" fo:font-size="10pt" fo:font-weight="normal" style:font-weight-asian="normal" style:font-weight-complex="normal"/>
    </style:style>
    <style:style style:name="P15" style:family="paragraph" style:parent-style-name="Text_20_body">
      <style:paragraph-properties fo:text-align="center" style:justify-single-word="false" fo:break-before="page"/>
      <style:text-properties style:font-name="Arial1" fo:font-size="14pt" fo:font-weight="bold" style:font-size-asian="14pt" style:font-weight-asian="bold" style:font-size-complex="14pt" style:font-weight-complex="bold"/>
    </style:style>
    <style:style style:name="P16" style:family="paragraph" style:parent-style-name="Standard">
      <style:paragraph-properties fo:break-before="page"/>
      <style:text-properties fo:color="#800000" style:font-name="Courier New" fo:font-weight="bold" style:font-weight-asian="bold" style:font-weight-complex="bold"/>
    </style:style>
    <style:style style:name="P17" style:family="paragraph" style:parent-style-name="Standard" style:list-style-name="L1">
      <style:paragraph-properties style:text-autospace="none">
        <style:tab-stops>
          <style:tab-stop style:position="3.1874in"/>
          <style:tab-stop style:position="5.1874in"/>
        </style:tab-stops>
      </style:paragraph-properties>
      <style:text-properties fo:color="#000000" fo:font-size="12pt" fo:font-weight="bold" style:font-size-asian="12pt" style:font-weight-asian="bold" style:font-size-complex="12pt" style:font-weight-complex="bold"/>
    </style:style>
    <style:style style:name="P18" style:family="paragraph" style:parent-style-name="Standard" style:list-style-name="L1">
      <style:paragraph-properties style:text-autospace="none">
        <style:tab-stops>
          <style:tab-stop style:position="3.1874in"/>
          <style:tab-stop style:position="5.3126in"/>
        </style:tab-stops>
      </style:paragraph-properties>
      <style:text-properties fo:color="#000000" fo:font-size="12pt" fo:font-weight="bold" style:font-size-asian="12pt" style:font-weight-asian="bold" style:font-size-complex="12pt" style:font-weight-complex="bold"/>
    </style:style>
    <style:style style:name="P19" style:family="paragraph" style:parent-style-name="Standard" style:list-style-name="L1">
      <style:paragraph-properties style:text-autospace="none">
        <style:tab-stops>
          <style:tab-stop style:position="3.1874in"/>
          <style:tab-stop style:position="5.2811in"/>
        </style:tab-stops>
      </style:paragraph-properties>
      <style:text-properties fo:color="#000000" fo:font-size="12pt" fo:font-weight="bold" style:font-size-asian="12pt" style:font-weight-asian="bold" style:font-size-complex="12pt" style:font-weight-complex="bold"/>
    </style:style>
    <style:style style:name="P20" style:family="paragraph" style:parent-style-name="Standard" style:list-style-name="L1">
      <style:paragraph-properties style:text-autospace="none">
        <style:tab-stops>
          <style:tab-stop style:position="3.1665in"/>
          <style:tab-stop style:position="5.302in"/>
        </style:tab-stops>
      </style:paragraph-properties>
      <style:text-properties fo:color="#000000" fo:font-size="12pt" fo:font-weight="bold" style:font-size-asian="12pt" style:font-weight-asian="bold" style:font-size-complex="12pt" style:font-weight-complex="bold"/>
    </style:style>
    <style:style style:name="P21" style:family="paragraph" style:parent-style-name="Standard" style:list-style-name="L2">
      <style:text-properties fo:font-weight="normal" style:font-weight-asian="normal" style:font-weight-complex="normal"/>
    </style:style>
    <style:style style:name="P22" style:family="paragraph" style:parent-style-name="Standard" style:list-style-name="L2">
      <style:text-properties style:font-name="Arial" fo:font-weight="normal" style:font-weight-asian="normal" style:font-weight-complex="normal"/>
    </style:style>
    <style:style style:name="P23" style:family="paragraph" style:parent-style-name="Standard">
      <style:paragraph-properties style:text-autospace="none"/>
      <style:text-properties fo:color="#ffff00" style:font-name="Courier New" fo:font-size="12pt" fo:font-weight="bold" style:font-size-asian="12pt" style:font-weight-asian="bold" style:font-size-complex="12pt" style:font-weight-complex="bold"/>
    </style:style>
    <style:style style:name="P24" style:family="paragraph" style:parent-style-name="Text_20_body" style:list-style-name="L2">
      <style:paragraph-properties fo:margin-left="0in" fo:margin-right="0in" fo:text-indent="0in" style:auto-text-indent="false"/>
    </style:style>
    <style:style style:name="T1" style:family="text">
      <style:text-properties fo:font-size="12pt" fo:font-weight="normal" style:font-size-asian="12pt" style:font-weight-asian="normal" style:font-size-complex="12pt" style:font-weight-complex="normal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000000"/>
    </style:style>
    <style:style style:name="T5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6" style:family="text">
      <style:text-properties fo:color="#000000" fo:font-weight="bold" style:font-weight-asian="bold" style:font-weight-complex="bold"/>
    </style:style>
    <style:style style:name="T7" style:family="text">
      <style:text-properties fo:color="#000000" fo:font-weight="normal" style:font-weight-asian="normal" style:font-weight-complex="normal"/>
    </style:style>
    <style:style style:name="T8" style:family="text">
      <style:text-properties fo:color="#000000" style:font-name="Arial" fo:font-size="10pt" fo:font-weight="normal" style:font-size-asian="10pt" style:font-weight-asian="normal" style:font-size-complex="10pt" style:font-weight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style:font-name="Arial"/>
    </style:style>
    <style:style style:name="T11" style:family="text">
      <style:text-properties style:font-name="Arial" fo:font-weight="normal" style:font-weight-asian="normal" style:font-weight-complex="normal"/>
    </style:style>
    <style:style style:name="T12" style:family="text">
      <style:text-properties style:font-name="Arial" fo:font-size="12pt" fo:font-weight="normal" style:font-size-asian="12pt" style:font-weight-asian="normal" style:font-size-complex="12pt" style:font-weight-complex="normal"/>
    </style:style>
    <style:style style:name="T13" style:family="text">
      <style:text-properties style:font-name="Arial" fo:font-size="10pt" fo:font-weight="normal" style:font-size-asian="10pt" style:font-weight-asian="normal" style:font-size-complex="10pt" style:font-weight-complex="normal"/>
    </style:style>
    <style:style style:name="T14" style:family="text">
      <style:text-properties fo:color="#b80047" style:font-name="Arial" fo:font-weight="bold" style:font-weight-asian="bold" style:font-weight-complex="bold"/>
    </style:style>
    <style:style style:name="T15" style:family="text">
      <style:text-properties fo:color="#b80047" style:font-name="Arial" fo:font-weight="normal" style:font-weight-asian="normal" style:font-weight-complex="normal"/>
    </style:style>
    <style:style style:name="T16" style:family="text">
      <style:text-properties fo:color="#ffff00"/>
    </style:style>
    <text:list-style style:name="L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R49 Source Code</text:p>
      <text:p text:style-name="Standard"/>
      <text:p text:style-name="P2">R49_NTDS_HDR_STRUCT</text:p>
      <text:p text:style-name="Standard"/>
      <text:p text:style-name="Standard">Message Types:</text:p>
      <text:list text:style-name="L1">
        <text:list-item>
          <text:p text:style-name="P17">GEN_INPUT_BUFFER<text:tab/>10<text:tab/><text:tab/><text:tab/><text:tab/><text:tab/><text:tab/></text:p>
        </text:list-item>
        <text:list-item>
          <text:p text:style-name="P17">GEN_INPUT_BUF_MASK<text:tab/>0xf0<text:tab/><text:tab/><text:tab/><text:tab/><text:tab/></text:p>
        </text:list-item>
        <text:list-item>
          <text:p text:style-name="P17">MID_DEFINE_GAP<text:tab/>3<text:tab/><text:tab/><text:tab/><text:tab/><text:tab/><text:tab/></text:p>
        </text:list-item>
        <text:list-item>
          <text:p text:style-name="P18">MID_SYS_CONTROL<text:tab/>MT_SYSTEM_CONTROL<text:tab/>// 11<text:tab/><text:tab/></text:p>
        </text:list-item>
        <text:list-item>
          <text:p text:style-name="P19"><text:s/>MID_SHIP_HDG<text:tab/>MT_SHIP_HDG<text:tab/>// 12</text:p>
        </text:list-item>
        <text:list-item>
          <text:p text:style-name="P20"><text:s/>MID_WRAP_TEST<text:tab/>MT_WRAP_TEST <text:tab/>// <text:s/>1</text:p>
        </text:list-item>
        <text:list-item>
          <text:p text:style-name="P20"><text:s/>MID_RPC_GATE<text:tab/>MT_RPC_GATE <text:s/><text:tab/>// <text:s/>2</text:p>
        </text:list-item>
        <text:list-item>
          <text:p text:style-name="P20"><text:s/>MID_EMC_GATE<text:tab/>MT_EMC_GATE <text:s/><text:tab/>// <text:s/>3</text:p>
        </text:list-item>
        <text:list-item>
          <text:p text:style-name="P20"><text:s/>MID_SMC_GATE<text:tab/>MT_SMC_GATE <text:s/><text:tab/>// <text:s/>4</text:p>
        </text:list-item>
        <text:list-item>
          <text:p text:style-name="P20"><text:s/>MID_TGT_GATE<text:tab/>MT_TGT_GATE <text:s/><text:tab/>// <text:s/>5</text:p>
        </text:list-item>
        <text:list-item>
          <text:p text:style-name="P20"><text:s/>MID_TEST_TGT<text:tab/>MT_TEST_TGT <text:tab/>// <text:s/>6</text:p>
        </text:list-item>
        <text:list-item>
          <text:p text:style-name="P20"><text:s/>MID_SA_GATE<text:tab/>MT_SA_GATE <text:s/><text:tab/>// <text:s/>7</text:p>
        </text:list-item>
        <text:list-item>
          <text:p text:style-name="P20"><text:s/>MID_RDM<text:tab/>MT_RADAR_DATA<text:tab/>// 20</text:p>
        </text:list-item>
        <text:list-item>
          <text:p text:style-name="P20"><text:s/>MID_CDM<text:tab/>MT_CONTACT_DATA<text:tab/>// 21</text:p>
        </text:list-item>
        <text:list-item>
          <text:p text:style-name="P20"><text:s/>MID_JSM<text:tab/>MT_JAMMING_STROBE<text:tab/>// 22</text:p>
        </text:list-item>
        <text:list-item>
          <text:p text:style-name="P20"><text:s/>MID_WRAP_TEST_RESPONSE<text:tab/>MT_WRAP_RESP<text:tab/>// 23</text:p>
        </text:list-item>
        <text:list-item>
          <text:p text:style-name="P20"><text:s/>GEN_OUTPUT_BUFFER<text:tab/>0<text:tab/><text:tab/><text:tab/><text:tab/><text:tab/><text:tab/></text:p>
        </text:list-item>
      </text:list>
      <text:p text:style-name="P3"/>
      <text:p text:style-name="P1"><text:span text:style-name="T3">Send_NTDS_Mesg<text:tab/></text:span>– Called from <text:span text:style-name="T3">SendToCep <text:tab/></text:span><text:span text:style-name="T9">in </text:span><text:span text:style-name="T3">externalProcessing.cpp</text:span></text:p>
      <text:p text:style-name="P1"><text:span text:style-name="T3">Recv_NTDS_Mesg<text:tab/></text:span><text:span text:style-name="T9">– Called from</text:span><text:span text:style-name="T3"> processInput</text:span><text:span text:style-name="T9"> <text:tab/>in </text:span><text:span text:style-name="T3">externalProcessing.cpp</text:span></text:p>
      <text:p text:style-name="P8"><text:span text:style-name="T5">Get_NTDS_Buffer<text:tab/></text:span><text:span text:style-name="T7">– Called from</text:span><text:span text:style-name="T6"> InitializeExternalProcessing <text:tab/></text:span><text:span text:style-name="T7">in </text:span><text:span text:style-name="T6">externalProcessing.cpp</text:span></text:p>
      <text:p text:style-name="P4">Create_NTDS_Input_Q<text:tab/>– Called from initNtds<text:tab/>in externalProcessing.cpp</text:p>
      <text:p text:style-name="P4">Configure_NTDS_Device<text:tab/>– Called from Initialize_SPS_Interface<text:tab/>in sps49_io.c</text:p>
      <text:p text:style-name="P4">Report_Port_Status<text:tab/>– Called from Various Locations<text:tab/>in sps49_io.c</text:p>
      <text:p text:style-name="P4">Initialize_SPS_Interface<text:tab/>– Called from initNtds<text:tab/>in externalProcessing.cpp</text:p>
      <text:p text:style-name="P4">Free_NTDS_Msg_Buffer<text:tab/>– Called from Various Locations<text:tab/>in sps49_io.c</text:p>
      <text:p text:style-name="P4">Init_SPS_Comm<text:tab/>– Called from initNtds<text:tab/>in externalProcessing.cpp</text:p>
      <text:p text:style-name="P4">NTDS_Status_Change<text:tab/>– Called from ntdsInterfaceStatus<text:tab/>in externalProcessing.cpp</text:p>
      <text:p text:style-name="P4">Get_IB<text:tab/>– Called from sps_input_task<text:tab/>in sps49_io.c</text:p>
      <text:p text:style-name="P4"/>
      <text:p text:style-name="P5"/>
      <text:p text:style-name="P5">Concerns:</text:p>
      <text:p text:style-name="P14">The protocol saves a time and index from the test message (setWrapTimeReference) and the app</text:p>
      <text:p text:style-name="P13">uses it in several places (getWrapReference).</text:p>
      <text:p text:style-name="P15">What changes were made...</text:p>
      <text:p text:style-name="P13"/>
      <text:p text:style-name="P13">sps49_io.c</text:p>
      <text:list text:style-name="L2">
        <text:list-item>
          <text:p><text:span text:style-name="T9">Commented out taskSpawn of the sps</text:span><text:span text:style-name="T4">_output_task</text:span><text:span text:style-name="T7">. <text:s/>This task handled sending and receiving Efs and outputting the data. <text:s/>No need for this task (which was called by “Send_NTDS_Mesg”) because Send_NTDS_Mesg will now qeueu the data to the framework for distribution. <text:s/>No EFs transferred.</text:span></text:p>
        </text:list-item>
        <text:list-item>
          <text:p text:style-name="P21">Commented out taskSpawn of the sps_error_task. <text:s/>This task waits for EF transfer errors. <text:s/>They will no longer occur since we are NOT transferring Efs.</text:p>
        </text:list-item>
        <text:list-item>
          <text:p><text:span text:style-name="T11">Commented out taskSpawn of the </text:span><text:span text:style-name="T1">sps_status_task</text:span><text:span text:style-name="T12">. <text:s/></text:span><text:span text:style-name="T11">This task waits for channel control EFs <text:s/>such as “CLR” channel and reports the new status. <text:s/></text:span><text:span text:style-name="T14">Will have to ENABLE channel after initialization and report the status!</text:span></text:p>
        </text:list-item>
        <text:list-item>
          <text:p><text:span text:style-name="T11">Commented out taskSpawn of the</text:span><text:span text:style-name="T15"> </text:span><text:span text:style-name="T10">sps_recv_test_task</text:span><text:span text:style-name="T15">. <text:s/></text:span><text:span text:style-name="T11">This task inputs a Wrap test message and outputs a response Wrap message. <text:s/>If both ends don't do this, there's less complexity and less I/O. <text:s/>May cause problems if the Application is getting a status or checking the time of the last Wrap message. <text:s/>Code doesn't appear to indicate that this is true though.</text:span></text:p>
        </text:list-item>
        <text:list-item>
          <text:p text:style-name="P22">Commented out EI code in Init_SPS_Comm.</text:p>
        </text:list-item>
        <text:list-item>
          <text:p text:style-name="P22">Commented out sps_failed_comm_proc since all code that depends upon it are commented out.</text:p>
        </text:list-item>
        <text:list-item>
          <text:p text:style-name="P24"><text:span text:style-name="T13">Commented out all code in</text:span><text:span text:style-name="T8"> sps_status_task. <text:s/>It dealt with determining interface status by sending/receiving Eis. <text:s/>I left the ReportPortStatus call that declares the interface ENABLED.</text:span></text:p>
        </text:list-item>
      </text:list>
      <text:p text:style-name="P5"/>
      <text:p text:style-name="P5"/>
      <text:p text:style-name="P16"><text:span text:style-name="T2">typedef</text:span><text:span text:style-name="T2"> </text:span><text:span text:style-name="T2">struct</text:span><text:span text:style-name="T2"> <text:s text:c="11"/></text:span><text:span text:style-name="T2">/* R49_NTDS_HDR_STRUCT */</text:span></text:p>
      <text:p text:style-name="P10">{</text:p>
      <text:p text:style-name="P12"><text:span text:style-name="T2"><text:s text:c="7"/></text:span><text:span text:style-name="T2">unsigned</text:span><text:span text:style-name="T2"> </text:span><text:span text:style-name="T2">short</text:span></text:p>
      <text:p text:style-name="P12"><text:span text:style-name="T2"><text:s text:c="12"/>num_wrds, <text:s text:c="4"/></text:span><text:span text:style-name="T2">/* <text:s text:c="11"/>Number of words in message <text:s text:c="11"/>*/</text:span></text:p>
      <text:p text:style-name="P12"><text:span text:style-name="T2"><text:s text:c="12"/>msg_type; <text:s text:c="4"/></text:span><text:span text:style-name="T2">/* <text:s text:c="17"/>Type of message <text:s text:c="16"/>*/</text:span></text:p>
      <text:p text:style-name="P10"><text:tab/><text:tab/></text:p>
      <text:p text:style-name="P10">}<text:tab/>R49_NTDS_HDR_STRUCT;</text:p>
      <text:p text:style-name="P11"/>
      <text:p text:style-name="P9"/>
      <text:p text:style-name="P6">Recv_NTDS_Mesg(NtdsDeviceId, NtdsInputQ, &amp;NtdsInBufCtrl, WAIT_FOREVER);</text:p>
      <text:p text:style-name="P6"/>
      <text:p text:style-name="P6">inputBuffer = (char *) NtdsInBufCtrl.io_pkt.address;</text:p>
      <text:p text:style-name="P6"/>
      <text:p text:style-name="P6">hdr = (R49_NTDS_HDR_STRUCT *) inputBuffer;</text:p>
      <text:p text:style-name="P6"/>
      <text:p text:style-name="P6">msgBytes = hdr-&gt;num_wrds * sizeof(int);</text:p>
      <text:p text:style-name="P6"/>
      <text:p text:style-name="P6">inputBuffer += sizeof(R49_NTDS_HDR_STRUCT);<text:tab/>/* bypass header */</text:p>
      <text:p text:style-name="P6"/>
      <text:p text:style-name="P6">switch (hdr-&gt;msg_type) </text:p>
      <text:p text:style-name="P6">{</text:p>
      <text:p text:style-name="P6"><text:s text:c="2"/>case GEN_INPUT_BUFFER:<text:tab/>/* sys stat &amp; o/s hdg */</text:p>
      <text:p text:style-name="P6"><text:s text:c="2"/>break;<text:span text:style-name="T16"><text:tab/><text:tab/></text:span></text:p>
      <text:p text:style-name="P23"/>
      <text:p text:style-name="P6"><text:s text:c="2"/>case MID_RPC_GATE:/* rpc gates */</text:p>
      <text:p text:style-name="P6"><text:s text:c="2"/>break;</text:p>
      <text:p text:style-name="P6"/>
      <text:p text:style-name="P6"><text:s text:c="2"/>case MID_EMC_GATE:/* em control gates */</text:p>
      <text:p text:style-name="P6"><text:s text:c="2"/>break;</text:p>
      <text:p text:style-name="P6"/>
      <text:p text:style-name="P6"><text:s text:c="2"/>case MID_SMC_GATE:/* sector mode gates */</text:p>
      <text:p text:style-name="P6"><text:s text:c="2"/>break;</text:p>
      <text:p text:style-name="P6"/>
      <text:p text:style-name="P6"><text:s text:c="2"/>case MID_TGT_GATE:/* target gates */</text:p>
      <text:p text:style-name="P6"><text:s text:c="2"/>break;</text:p>
      <text:p text:style-name="P6"/>
      <text:p text:style-name="P6"><text:s text:c="2"/>case MID_TEST_TGT:/* test target */</text:p>
      <text:p text:style-name="P6"><text:s text:c="2"/>break;</text:p>
      <text:p text:style-name="P6"/>
      <text:p text:style-name="P6"><text:s text:c="2"/>case MID_SA_GATE:/* special alerts gate */</text:p>
      <text:p text:style-name="P6"><text:s text:c="2"/>break;</text:p>
      <text:p text:style-name="P6"/>
      <text:p text:style-name="P6"><text:s text:c="2"/>default:</text:p>
      <text:p text:style-name="P6"><text:s text:c="2"/>break;</text:p>
      <text:p text:style-name="P6">}<text:tab/><text:tab/>/* end "switch" on input message type */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1" svg:font-family="Aria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3in" fo:margin-bottom="0.3in" fo:margin-left="0.3in" fo:margin-right="0.3in" fo:background-color="#c0c0c0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initial-creator>Ken Ross</meta:initial-creator>
    <meta:creation-date>2008-06-03T12:33:35</meta:creation-date>
    <dc:creator>Ken Ross</dc:creator>
    <dc:date>2008-06-24T12:40:47</dc:date>
    <meta:printed-by>Ken Ross</meta:printed-by>
    <meta:print-date>2008-06-11T09:53:24</meta:print-date>
    <meta:editing-cycles>6</meta:editing-cycles>
    <meta:editing-duration>P14DT13H48M45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74" meta:word-count="590" meta:character-count="3781"/>
  </office:meta>
</office:document-meta>
</file>